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14" style:family="paragraph" style:parent-style-name="Preformatted_20_Text">
      <style:text-properties fo:color="#0000cc" fo:font-size="14pt" officeooo:rsid="00378d8f" officeooo:paragraph-rsid="00378d8f" style:font-size-asian="12.25pt" style:font-size-complex="14pt"/>
    </style:style>
    <style:style style:name="P15"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16"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7"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8"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19"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20"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21"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22"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23"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24"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5"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6"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27"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9"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0"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1"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2"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33"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34"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35"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36"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41"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42"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43"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44"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45"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46"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47"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48"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49"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50"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51"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52"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53"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54"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55"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56"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57" style:family="paragraph" style:parent-style-name="Preformatted_20_Text">
      <style:text-properties fo:color="#000000" fo:font-size="11pt" officeooo:rsid="00378d8f" officeooo:paragraph-rsid="00378d8f" style:font-size-asian="9.60000038146973pt" style:font-size-complex="11pt"/>
    </style:style>
    <style:style style:name="P58" style:family="paragraph" style:parent-style-name="Preformatted_20_Text">
      <style:text-properties fo:color="#000000" fo:font-size="11pt" officeooo:rsid="00395022" officeooo:paragraph-rsid="00395022" style:font-size-asian="9.60000038146973pt" style:font-size-complex="11pt"/>
    </style:style>
    <style:style style:name="P59"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60"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61"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62"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63"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64" style:family="paragraph" style:parent-style-name="Preformatted_20_Text">
      <style:text-properties fo:font-size="11pt" officeooo:rsid="002f6d67" officeooo:paragraph-rsid="002f6d67" style:font-size-asian="9.60000038146973pt" style:font-size-complex="11pt"/>
    </style:style>
    <style:style style:name="P65" style:family="paragraph" style:parent-style-name="Preformatted_20_Text">
      <style:text-properties fo:font-size="11pt" officeooo:rsid="0035daf4" officeooo:paragraph-rsid="0035daf4" style:font-size-asian="9.60000038146973pt" style:font-size-complex="11pt"/>
    </style:style>
    <style:style style:name="P66" style:family="paragraph" style:parent-style-name="Preformatted_20_Text">
      <style:text-properties officeooo:rsid="002c2e52" officeooo:paragraph-rsid="002c2e52"/>
    </style:style>
    <style:style style:name="P67" style:family="paragraph" style:parent-style-name="Preformatted_20_Text">
      <style:text-properties fo:font-size="14pt" officeooo:rsid="0035daf4" officeooo:paragraph-rsid="0035daf4" style:font-size-asian="12.25pt" style:font-size-complex="14pt"/>
    </style:style>
    <style:style style:name="P68" style:family="paragraph" style:parent-style-name="Standard">
      <style:paragraph-properties style:line-height-at-least="0.503cm"/>
      <style:text-properties fo:color="#d4d4d4" style:font-name="Droid Sans Mono" fo:font-size="10.5pt" fo:font-weight="normal" fo:background-color="#1e1e1e"/>
    </style:style>
    <style:style style:name="P69"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70"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style:line-height-at-least="0.503cm"/>
      <style:text-properties fo:color="#9cdcfe" style:font-name="Droid Sans Mono" fo:font-size="10.5pt" fo:font-weight="normal" fo:background-color="#1e1e1e"/>
    </style:style>
    <style:style style:name="P72" style:family="paragraph" style:parent-style-name="Standard">
      <style:paragraph-properties style:line-height-at-least="0.503cm"/>
    </style:style>
    <style:style style:name="P73" style:family="paragraph" style:parent-style-name="Standard">
      <style:paragraph-properties style:line-height-at-least="0.503cm"/>
      <style:text-properties fo:color="#f8f8f2" style:font-name="Fira Code" fo:font-size="10.5pt" fo:font-weight="normal" fo:background-color="#282a36"/>
    </style:style>
    <style:style style:name="P74"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75" style:family="paragraph" style:parent-style-name="Text_20_body">
      <style:text-properties style:font-name="Liberation Mono" officeooo:rsid="002f6d67" officeooo:paragraph-rsid="002f6d67"/>
    </style:style>
    <style:style style:name="P76"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77"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78" style:family="paragraph" style:parent-style-name="Standard">
      <style:paragraph-properties style:line-height-at-least="0.503cm"/>
      <style:text-properties fo:color="#f8f8f2" style:font-name="Fira Code" fo:font-size="10.5pt" fo:font-weight="normal" fo:background-color="#282a36"/>
    </style:style>
    <style:style style:name="P79"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80"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81"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82"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83"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84"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85"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86"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87" style:family="paragraph" style:parent-style-name="Standard" style:list-style-name="L31">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88" style:family="paragraph" style:parent-style-name="Standard">
      <style:paragraph-properties style:line-height-at-least="0.503cm"/>
      <style:text-properties fo:color="#6272a4" style:font-name="Fira Code" fo:font-size="10.5pt" fo:font-weight="normal" fo:background-color="#282a36"/>
    </style:style>
    <style:style style:name="P89" style:family="paragraph" style:parent-style-name="Standard">
      <style:paragraph-properties style:line-height-at-least="0.503cm"/>
    </style:style>
    <style:style style:name="P90"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91"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92"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93"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94"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95"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96"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97"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98"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01"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06"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07"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08"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109"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110"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11"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12"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13"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14"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115"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116"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17" style:family="paragraph" style:parent-style-name="Preformatted_20_Text">
      <style:text-properties fo:color="#000000" fo:font-size="11pt" fo:font-weight="normal" officeooo:rsid="0043ce37" officeooo:paragraph-rsid="0043ce37" style:font-size-asian="9.60000038146973pt" style:font-weight-asian="normal" style:font-size-complex="11pt" style:font-weight-complex="normal"/>
    </style:style>
    <style:style style:name="P118" style:family="paragraph" style:parent-style-name="Preformatted_20_Text" style:list-style-name="L17">
      <style:text-properties fo:color="#000000" fo:font-size="11pt" fo:font-weight="normal" officeooo:rsid="00460016" officeooo:paragraph-rsid="00460016" style:font-size-asian="9.60000038146973pt" style:font-weight-asian="normal" style:font-size-complex="11pt" style:font-weight-complex="normal"/>
    </style:style>
    <style:style style:name="P119" style:family="paragraph" style:parent-style-name="Preformatted_20_Text">
      <style:text-properties fo:color="#000000" fo:font-size="11pt" fo:font-weight="normal" officeooo:rsid="00460016" officeooo:paragraph-rsid="00460016" style:font-size-asian="9.60000038146973pt" style:font-weight-asian="normal" style:font-size-complex="11pt" style:font-weight-complex="normal"/>
    </style:style>
    <style:style style:name="P120" style:family="paragraph" style:parent-style-name="Preformatted_20_Text" style:list-style-name="L18">
      <style:text-properties fo:color="#000000" fo:font-size="11pt" fo:font-weight="normal" officeooo:rsid="00460016" officeooo:paragraph-rsid="00460016" style:font-size-asian="9.60000038146973pt" style:font-weight-asian="normal" style:font-size-complex="11pt" style:font-weight-complex="normal"/>
    </style:style>
    <style:style style:name="P121" style:family="paragraph" style:parent-style-name="Preformatted_20_Text">
      <style:text-properties fo:color="#000000" fo:font-size="11pt" fo:font-weight="normal" officeooo:rsid="00474858" officeooo:paragraph-rsid="00460016" style:font-size-asian="9.60000038146973pt" style:font-weight-asian="normal" style:font-size-complex="11pt" style:font-weight-complex="normal"/>
    </style:style>
    <style:style style:name="P122" style:family="paragraph" style:parent-style-name="Preformatted_20_Text">
      <style:text-properties fo:color="#000000" fo:font-size="11pt" fo:font-weight="normal" officeooo:rsid="00474858" officeooo:paragraph-rsid="00474858" style:font-size-asian="9.60000038146973pt" style:font-weight-asian="normal" style:font-size-complex="11pt" style:font-weight-complex="normal"/>
    </style:style>
    <style:style style:name="P123"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124"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25"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26" style:family="paragraph" style:parent-style-name="Preformatted_20_Text">
      <style:paragraph-properties fo:text-align="start" style:justify-single-word="false"/>
      <style:text-properties fo:color="#000000" fo:font-size="11pt" fo:font-weight="normal" officeooo:rsid="004fe180" officeooo:paragraph-rsid="004fe180" style:font-size-asian="9.60000038146973pt" style:font-weight-asian="normal" style:font-size-complex="11pt" style:font-weight-complex="normal"/>
    </style:style>
    <style:style style:name="P127"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28" style:family="paragraph" style:parent-style-name="Preformatted_20_Text">
      <style:paragraph-properties fo:text-align="start" style:justify-single-word="false"/>
      <style:text-properties fo:color="#000000" fo:font-size="11pt" fo:font-weight="normal" officeooo:rsid="0052f4b4" officeooo:paragraph-rsid="0052f4b4" style:font-size-asian="9.60000038146973pt" style:font-weight-asian="normal" style:font-size-complex="11pt" style:font-weight-complex="normal"/>
    </style:style>
    <style:style style:name="P129"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130"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131"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132"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133" style:family="paragraph" style:parent-style-name="Preformatted_20_Text">
      <style:text-properties fo:color="#000000" fo:font-size="11pt" fo:font-weight="bold" officeooo:rsid="0040a181" officeooo:paragraph-rsid="0040a181" style:font-size-asian="9.60000038146973pt" style:font-weight-asian="bold" style:font-size-complex="11pt" style:font-weight-complex="bold"/>
    </style:style>
    <style:style style:name="P134"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135" style:family="paragraph" style:parent-style-name="Preformatted_20_Text" style:list-style-name="L15">
      <style:text-properties fo:color="#000000" fo:font-size="11pt" fo:font-weight="bold" officeooo:rsid="00422b28" officeooo:paragraph-rsid="00422b28" style:font-size-asian="9.60000038146973pt" style:font-weight-asian="bold" style:font-size-complex="11pt" style:font-weight-complex="bold"/>
    </style:style>
    <style:style style:name="P136"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137" style:family="paragraph" style:parent-style-name="Preformatted_20_Text">
      <style:text-properties fo:color="#000000" fo:font-size="11pt" fo:font-weight="bold" officeooo:rsid="0042579a" officeooo:paragraph-rsid="0042579a" style:font-size-asian="9.60000038146973pt" style:font-weight-asian="bold" style:font-size-complex="11pt" style:font-weight-complex="bold"/>
    </style:style>
    <style:style style:name="P138" style:family="paragraph" style:parent-style-name="Preformatted_20_Text">
      <style:text-properties fo:color="#000000" fo:font-size="11pt" fo:font-weight="bold" officeooo:rsid="0043ce37" officeooo:paragraph-rsid="0043ce37" style:font-size-asian="9.60000038146973pt" style:font-weight-asian="bold" style:font-size-complex="11pt" style:font-weight-complex="bold"/>
    </style:style>
    <style:style style:name="P139"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140"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141"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142"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143" style:family="paragraph" style:parent-style-name="Preformatted_20_Text">
      <style:paragraph-properties fo:text-align="start" style:justify-single-word="false"/>
      <style:text-properties fo:color="#000000" fo:font-size="11pt" fo:font-weight="bold" officeooo:rsid="004fe180" officeooo:paragraph-rsid="004fe180" style:font-size-asian="9.60000038146973pt" style:font-weight-asian="bold" style:font-size-complex="11pt" style:font-weight-complex="bold"/>
    </style:style>
    <style:style style:name="P144" style:family="paragraph" style:parent-style-name="Preformatted_20_Text">
      <style:paragraph-properties fo:text-align="start" style:justify-single-word="false"/>
      <style:text-properties fo:color="#000000" fo:font-size="11pt" fo:font-weight="bold" officeooo:rsid="0050f9ab" officeooo:paragraph-rsid="0050f9ab" style:font-size-asian="9.60000038146973pt" style:font-weight-asian="bold" style:font-size-complex="11pt" style:font-weight-complex="bold"/>
    </style:style>
    <style:style style:name="P145" style:family="paragraph" style:parent-style-name="Preformatted_20_Text">
      <style:text-properties fo:font-size="11pt" style:font-size-asian="9.60000038146973pt" style:font-size-complex="11pt"/>
    </style:style>
    <style:style style:name="P146" style:family="paragraph" style:parent-style-name="Preformatted_20_Text" style:list-style-name="L7">
      <style:text-properties fo:font-size="11pt" officeooo:rsid="002f6d67" officeooo:paragraph-rsid="002f6d67" style:font-size-asian="9.60000038146973pt" style:font-size-complex="11pt"/>
    </style:style>
    <style:style style:name="P147" style:family="paragraph" style:parent-style-name="Preformatted_20_Text">
      <style:text-properties fo:font-size="11pt" officeooo:rsid="0052f4b4" officeooo:paragraph-rsid="0052f4b4" style:font-size-asian="9.60000038146973pt" style:font-size-complex="11pt"/>
    </style:style>
    <style:style style:name="P148" style:family="paragraph" style:parent-style-name="Preformatted_20_Text">
      <style:text-properties fo:font-size="11pt" officeooo:rsid="0054b820" officeooo:paragraph-rsid="0054b820" style:font-size-asian="9.60000038146973pt" style:font-size-complex="11pt"/>
    </style:style>
    <style:style style:name="P149"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150"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51"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52"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53"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154"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55" style:family="paragraph" style:parent-style-name="Preformatted_20_Text" style:list-style-name="L8"/>
    <style:style style:name="P156" style:family="paragraph" style:parent-style-name="Preformatted_20_Text">
      <style:paragraph-properties fo:text-align="start" style:justify-single-word="false"/>
      <style:text-properties fo:font-weight="bold" officeooo:rsid="004bc339" officeooo:paragraph-rsid="004bc339" style:font-weight-asian="bold" style:font-weight-complex="bold"/>
    </style:style>
    <style:style style:name="P157"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58"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159"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160"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161" style:family="paragraph" style:parent-style-name="Preformatted_20_Text">
      <style:text-properties fo:color="#0000cc" fo:font-size="14pt" fo:font-weight="normal" officeooo:rsid="00493de5" officeooo:paragraph-rsid="00493de5" style:font-size-asian="12.25pt" style:font-weight-asian="normal" style:font-size-complex="14pt" style:font-weight-complex="normal"/>
    </style:style>
    <style:style style:name="P162" style:family="paragraph" style:parent-style-name="Preformatted_20_Text">
      <style:paragraph-properties fo:text-align="start" style:justify-single-word="false"/>
      <style:text-properties fo:color="#0000cc" fo:font-size="14pt" fo:font-weight="normal" officeooo:rsid="004e4a91" officeooo:paragraph-rsid="004e4a91" style:font-size-asian="12.25pt" style:font-weight-asian="normal" style:font-size-complex="14pt" style:font-weight-complex="normal"/>
    </style:style>
    <style:style style:name="P163" style:family="paragraph" style:parent-style-name="Preformatted_20_Text" style:list-style-name="L30">
      <style:paragraph-properties fo:text-align="start" style:justify-single-word="false"/>
      <style:text-properties fo:font-weight="normal" officeooo:rsid="004bc339" officeooo:paragraph-rsid="004bc339" style:font-weight-asian="normal" style:font-weight-complex="normal"/>
    </style:style>
    <style:style style:name="P164" style:family="paragraph" style:parent-style-name="Preformatted_20_Text" style:list-style-name="L30">
      <style:paragraph-properties fo:text-align="start" style:justify-single-word="false"/>
      <style:text-properties fo:font-weight="normal" officeooo:rsid="004bc339" officeooo:paragraph-rsid="004bee53" style:font-weight-asian="normal" style:font-weight-complex="normal"/>
    </style:style>
    <style:style style:name="P165" style:family="paragraph" style:parent-style-name="Preformatted_20_Text">
      <style:paragraph-properties fo:text-align="start" style:justify-single-word="false"/>
      <style:text-properties fo:font-weight="normal" officeooo:rsid="004bc339" officeooo:paragraph-rsid="004bee53" style:font-weight-asian="normal" style:font-weight-complex="normal"/>
    </style:style>
    <style:style style:name="P166" style:family="paragraph" style:parent-style-name="Preformatted_20_Text" style:list-style-name="L31">
      <style:paragraph-properties fo:text-align="start" style:justify-single-word="false"/>
      <style:text-properties fo:font-weight="normal" officeooo:rsid="004bee53" officeooo:paragraph-rsid="004bee53" style:font-weight-asian="normal" style:font-weight-complex="normal"/>
    </style:style>
    <style:style style:name="P167" style:family="paragraph" style:parent-style-name="Preformatted_20_Text" style:list-style-name="L31">
      <style:paragraph-properties fo:text-align="start" style:justify-single-word="false"/>
      <style:text-properties fo:font-weight="normal" officeooo:rsid="004c75b3" officeooo:paragraph-rsid="004c75b3" style:font-weight-asian="normal" style:font-weight-complex="normal"/>
    </style:style>
    <style:style style:name="P168" style:family="paragraph" style:parent-style-name="Preformatted_20_Text">
      <style:paragraph-properties fo:text-align="start" style:justify-single-word="false"/>
      <style:text-properties fo:font-weight="normal" officeooo:rsid="004c75b3" officeooo:paragraph-rsid="004c75b3" style:font-weight-asian="normal" style:font-weight-complex="normal"/>
    </style:style>
    <style:style style:name="P169"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70"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71" style:family="paragraph" style:parent-style-name="Preformatted_20_Text" style:list-style-name="L21">
      <style:paragraph-properties fo:text-align="start" style:justify-single-word="false"/>
      <style:text-properties officeooo:paragraph-rsid="0049f4f2"/>
    </style:style>
    <style:style style:name="P172" style:family="paragraph" style:parent-style-name="Preformatted_20_Text" style:list-style-name="L21">
      <style:paragraph-properties fo:text-align="start" style:justify-single-word="false"/>
      <style:text-properties officeooo:rsid="0049f4f2" officeooo:paragraph-rsid="0049f4f2"/>
    </style:style>
    <style:style style:name="P173" style:family="paragraph" style:parent-style-name="Preformatted_20_Text">
      <style:paragraph-properties fo:text-align="start" style:justify-single-word="false"/>
      <style:text-properties officeooo:rsid="0049f4f2" officeooo:paragraph-rsid="0049f4f2"/>
    </style:style>
    <style:style style:name="P174" style:family="paragraph" style:parent-style-name="Preformatted_20_Text" style:list-style-name="L23">
      <style:paragraph-properties fo:text-align="start" style:justify-single-word="false"/>
      <style:text-properties officeooo:rsid="0049f4f2" officeooo:paragraph-rsid="0049f4f2"/>
    </style:style>
    <style:style style:name="P175" style:family="paragraph" style:parent-style-name="Preformatted_20_Text">
      <style:paragraph-properties fo:text-align="start" style:justify-single-word="false"/>
      <style:text-properties officeooo:rsid="004bc339" officeooo:paragraph-rsid="004bc339"/>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normal" officeooo:rsid="0049f4f2" style:font-size-asian="9.60000038146973pt" style:font-style-asian="normal" style:font-weight-asian="normal" style:font-size-complex="11pt" style:font-style-complex="normal" style:font-weight-complex="normal"/>
    </style:style>
    <style:style style:name="T19"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1" style:family="text">
      <style:text-properties fo:color="#000000" fo:font-size="11pt" fo:font-style="normal" style:font-size-asian="9.60000038146973pt" style:font-style-asian="normal" style:font-size-complex="11pt" style:font-style-complex="normal"/>
    </style:style>
    <style:style style:name="T22" style:family="text">
      <style:text-properties fo:color="#000000" fo:font-size="11pt" fo:font-style="normal" officeooo:rsid="004bee53" style:font-size-asian="9.60000038146973pt" style:font-style-asian="normal" style:font-size-complex="11pt" style:font-style-complex="normal"/>
    </style:style>
    <style:style style:name="T23" style:family="text">
      <style:text-properties fo:color="#000000" fo:font-size="11pt" fo:font-style="normal" officeooo:rsid="004c75b3" style:font-size-asian="9.60000038146973pt" style:font-style-asian="normal" style:font-size-complex="11pt" style:font-style-complex="normal"/>
    </style:style>
    <style:style style:name="T24" style:family="text">
      <style:text-properties fo:color="#4ec9b0"/>
    </style:style>
    <style:style style:name="T25" style:family="text">
      <style:text-properties fo:color="#569cd6"/>
    </style:style>
    <style:style style:name="T26" style:family="text">
      <style:text-properties fo:color="#9cdcfe"/>
    </style:style>
    <style:style style:name="T27" style:family="text">
      <style:text-properties fo:color="#c586c0"/>
    </style:style>
    <style:style style:name="T28" style:family="text">
      <style:text-properties fo:font-size="11pt" fo:font-weight="normal" officeooo:rsid="0030954a" style:font-size-asian="9.60000038146973pt" style:font-weight-asian="normal" style:font-size-complex="11pt" style:font-weight-complex="normal"/>
    </style:style>
    <style:style style:name="T29" style:family="text">
      <style:text-properties fo:font-size="11pt" fo:font-weight="bold" officeooo:rsid="0030954a" style:font-size-asian="9.60000038146973pt" style:font-weight-asian="bold" style:font-size-complex="11pt" style:font-weight-complex="bold"/>
    </style:style>
    <style:style style:name="T30" style:family="text">
      <style:text-properties fo:font-size="11pt" officeooo:rsid="0030954a" style:font-size-asian="9.60000038146973pt" style:font-size-complex="11pt"/>
    </style:style>
    <style:style style:name="T31" style:family="text">
      <style:text-properties fo:font-size="11pt" fo:font-style="normal" style:font-size-asian="9.60000038146973pt" style:font-style-asian="normal" style:font-weight-asian="normal" style:font-size-complex="11pt" style:font-style-complex="normal" style:font-weight-complex="normal"/>
    </style:style>
    <style:style style:name="T32" style:family="text">
      <style:text-properties fo:font-size="11pt" fo:font-style="normal" officeooo:rsid="004c75b3" style:font-size-asian="9.60000038146973pt" style:font-style-asian="normal" style:font-size-complex="11pt" style:font-style-complex="normal"/>
    </style:style>
    <style:style style:name="T33" style:family="text">
      <style:text-properties fo:color="#dcdcaa"/>
    </style:style>
    <style:style style:name="T34" style:family="text">
      <style:text-properties fo:color="#ce9178"/>
    </style:style>
    <style:style style:name="T35" style:family="text">
      <style:text-properties officeooo:rsid="00378d8f"/>
    </style:style>
    <style:style style:name="T36" style:family="text">
      <style:text-properties fo:color="#50fa7b"/>
    </style:style>
    <style:style style:name="T37" style:family="text">
      <style:text-properties fo:color="#50fa7b" style:font-weight-asian="normal" style:font-weight-complex="normal"/>
    </style:style>
    <style:style style:name="T38" style:family="text">
      <style:text-properties fo:color="#50fa7b" fo:font-style="normal" style:font-style-asian="normal" style:font-style-complex="normal"/>
    </style:style>
    <style:style style:name="T39"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40" style:family="text">
      <style:text-properties fo:color="#50fa7b" fo:font-size="11pt" fo:font-style="normal" officeooo:rsid="004c75b3" style:font-size-asian="9.60000038146973pt" style:font-style-asian="normal" style:font-size-complex="11pt" style:font-style-complex="normal"/>
    </style:style>
    <style:style style:name="T41"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2" style:family="text">
      <style:text-properties fo:color="#ff79c6"/>
    </style:style>
    <style:style style:name="T43" style:family="text">
      <style:text-properties fo:color="#ff79c6" style:font-weight-asian="normal" style:font-weight-complex="normal"/>
    </style:style>
    <style:style style:name="T44" style:family="text">
      <style:text-properties fo:color="#ff79c6" fo:font-style="normal" style:font-style-asian="normal" style:font-weight-asian="normal" style:font-style-complex="normal" style:font-weight-complex="normal"/>
    </style:style>
    <style:style style:name="T45" style:family="text">
      <style:text-properties fo:color="#ff79c6" fo:font-style="normal" style:font-style-asian="normal" style:font-style-complex="normal"/>
    </style:style>
    <style:style style:name="T46"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7" style:family="text">
      <style:text-properties fo:color="#ff79c6" fo:font-size="11pt" fo:font-style="normal" officeooo:rsid="004c75b3" style:font-size-asian="9.60000038146973pt" style:font-style-asian="normal" style:font-size-complex="11pt" style:font-style-complex="normal"/>
    </style:style>
    <style:style style:name="T48"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9" style:family="text">
      <style:text-properties fo:color="#ff79c6" style:font-name="Fira Code" fo:font-size="10.5pt" fo:font-weight="normal" fo:background-color="#282a36" loext:char-shading-value="0"/>
    </style:style>
    <style:style style:name="T50" style:family="text">
      <style:text-properties style:font-weight-asian="normal" style:font-weight-complex="normal"/>
    </style:style>
    <style:style style:name="T51" style:family="text">
      <style:text-properties officeooo:rsid="003b696e"/>
    </style:style>
    <style:style style:name="T52" style:family="text">
      <style:text-properties fo:color="#f8f8f2" style:font-name="Fira Code" fo:font-size="10.5pt" fo:font-weight="normal" fo:background-color="#282a36" loext:char-shading-value="0"/>
    </style:style>
    <style:style style:name="T53"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4" style:family="text">
      <style:text-properties fo:color="#bd93f9"/>
    </style:style>
    <style:style style:name="T55" style:family="text">
      <style:text-properties fo:color="#e9f284"/>
    </style:style>
    <style:style style:name="T56" style:family="text">
      <style:text-properties fo:color="#e9f284" fo:font-style="normal" style:font-style-asian="normal" style:font-style-complex="normal"/>
    </style:style>
    <style:style style:name="T57" style:family="text">
      <style:text-properties fo:color="#e9f284" style:font-name="Fira Code" fo:font-size="10.5pt" fo:font-weight="normal" fo:background-color="#282a36" loext:char-shading-value="0"/>
    </style:style>
    <style:style style:name="T58"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9" style:family="text">
      <style:text-properties fo:color="#e9f284" fo:font-size="11pt" fo:font-style="normal" officeooo:rsid="004c75b3" style:font-size-asian="9.60000038146973pt" style:font-style-asian="normal" style:font-size-complex="11pt" style:font-style-complex="normal"/>
    </style:style>
    <style:style style:name="T60" style:family="text">
      <style:text-properties fo:color="#f1fa8c"/>
    </style:style>
    <style:style style:name="T61" style:family="text">
      <style:text-properties fo:color="#f1fa8c" fo:font-style="normal" style:font-style-asian="normal" style:font-style-complex="normal"/>
    </style:style>
    <style:style style:name="T62" style:family="text">
      <style:text-properties fo:color="#f1fa8c" style:font-name="Fira Code" fo:font-size="10.5pt" fo:font-weight="normal" fo:background-color="#282a36" loext:char-shading-value="0"/>
    </style:style>
    <style:style style:name="T63"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4" style:family="text">
      <style:text-properties fo:color="#f1fa8c" fo:font-size="11pt" fo:font-style="normal" officeooo:rsid="004c75b3" style:font-size-asian="9.60000038146973pt" style:font-style-asian="normal" style:font-size-complex="11pt" style:font-style-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ffb86c" fo:font-style="italic"/>
    </style:style>
    <style:style style:name="T73" style:family="text">
      <style:text-properties fo:color="#ffb86c" fo:font-style="italic" style:font-style-asian="normal" style:font-style-complex="normal"/>
    </style:style>
    <style:style style:name="T74" style:family="text">
      <style:text-properties fo:color="#8be9fe"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15">Bienvenidos al <text:span text:style-name="T1">Curso Avanzado de NodeJS</text:span></text:p>
      <text:p text:style-name="P15">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15"><text:span text:style-name="T5">Para tomar este curso necesitas conocimentos basicos de </text:span><text:span text:style-name="T7">JavaScript.</text:span></text:p>
      <text:p text:style-name="P15"><text:span text:style-name="T5">Si tienes conocimentos de </text:span><text:span text:style-name="T7">NodeJS</text:span><text:span text:style-name="T5"> va a ser mucho mejor. En cuanto a requisitos tecnicos solo debes tener tu computador y un buen manejo de la terminal.</text:span></text:p>
      <text:p text:style-name="P23"/>
      <text:p text:style-name="P23"/>
      <text:p text:style-name="P23"/>
      <text:p text:style-name="P23"/>
      <text:p text:style-name="P3">Que es Node.js?</text:p>
      <text:p text:style-name="P24"/>
      <text:p text:style-name="P16"><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16"><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24"/>
      <text:p text:style-name="P16"><text:span text:style-name="T8">Por que decimos que </text:span><text:span text:style-name="T5">Node.js</text:span><text:span text:style-name="T8"> es una plataforma simple?</text:span></text:p>
      <text:p text:style-name="P24"/>
      <text:list xml:id="list3105688243255699567" text:style-name="L1">
        <text:list-item>
          <text:p text:style-name="P90">Es una librería estandar es donde el codigo va a morir. Mantener una plataforma estandar actualizada puede ser un problema.</text:p>
        </text:list-item>
        <text:list-item>
          <text:p text:style-name="P96"><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97"><text:span text:style-name="T8">El modelo de trabajo </text:span><text:span text:style-name="T3">Open source </text:span><text:span text:style-name="T8">beneficia mucho a la plataforma.</text:span></text:p>
        </text:list-item>
      </text:list>
      <text:p text:style-name="P17"><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25"/>
      <text:p text:style-name="P26">Node es similar que las maquinas virtuales de Java con Oracle o de microsoft con .NET. Util para aplicaciones orientadas en red.</text:p>
      <text:p text:style-name="P26"/>
      <text:p text:style-name="P27">El core de NodeJS es muy pequeño, donde le apuestan a que la comunidad cree nuevas librerias externas que se puedan usar en nodeJS pero que no hagan parte de su CORE.</text:p>
      <text:p text:style-name="P27"/>
      <text:p text:style-name="P27"/>
      <text:p text:style-name="P27"/>
      <text:p text:style-name="P27"/>
      <text:p text:style-name="P27"/>
      <text:p text:style-name="P27"/>
      <text:p text:style-name="P4">Caracteristicas de la plataforma Node.js</text:p>
      <text:p text:style-name="P27"/>
      <text:p text:style-name="P18"><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18"><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27"/>
      <text:p text:style-name="P18"><text:span text:style-name="T8">La caracteristica principal de </text:span><text:span text:style-name="T5">Node.js</text:span><text:span text:style-name="T8"> es que podemos trabajar de manera asincrona y orientada a eventos.</text:span></text:p>
      <text:p text:style-name="P40"/>
      <text:p text:style-name="P18"><text:span text:style-name="T5">Node.js</text:span><text:span text:style-name="T8"> es </text:span><text:span text:style-name="T10">muy bueno para aplicaciones en tiempo real o para orquestacion de recursos entre multiples aplicaciones.</text:span></text:p>
      <text:p text:style-name="P19"><text:soft-page-break/><text:span text:style-name="T5">Node.js</text:span><text:span text:style-name="T8"> no es bueno para computaciones que requieren uso de la CPU, ni para desarrollar aplicaciones como Systems programming.</text:span></text:p>
      <text:p text:style-name="P28"/>
      <text:p text:style-name="P41">JavaScript on the Server</text:p>
      <text:list xml:id="list6979060855826317555" text:style-name="L2">
        <text:list-item>
          <text:p text:style-name="P91">Effectively bridge the server/browser divide</text:p>
        </text:list-item>
        <text:list-item>
          <text:p text:style-name="P91">JavaScript for approachability, productivity and developer joy</text:p>
        </text:list-item>
        <text:list-item>
          <text:p text:style-name="P91">JavaScript is not going anywhere!</text:p>
        </text:list-item>
      </text:list>
      <text:p text:style-name="P28"/>
      <text:p text:style-name="P42">Asynchronous, Event-driven Programming</text:p>
      <text:p text:style-name="P29"/>
      <text:list xml:id="list7731476483573026938" text:style-name="L3">
        <text:list-item>
          <text:p text:style-name="P92">Alternative programmer paradigm:</text:p>
          <text:list>
            <text:list-item>
              <text:p text:style-name="P92">Continuation Passing Style</text:p>
            </text:list-item>
          </text:list>
        </text:list-item>
        <text:list-item>
          <text:p text:style-name="P92">API focus on callbacks, events and streams</text:p>
        </text:list-item>
        <text:list-item>
          <text:p text:style-name="P92">Perfect for I/O-driven, high-throughput workloads</text:p>
        </text:list-item>
        <text:list-item>
          <text:p text:style-name="P92">Single-threaded encourages scalable design patterns</text:p>
        </text:list-item>
      </text:list>
      <text:p text:style-name="P29"/>
      <text:p text:style-name="P29"/>
      <text:p text:style-name="P29"/>
      <text:p text:style-name="P29"/>
      <text:p text:style-name="P29"/>
      <text:p text:style-name="P5">Que tipo de aplicaciones podemos desarrollar con Node.js?</text:p>
      <text:p text:style-name="P5"/>
      <text:p text:style-name="P20"><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30"/>
      <text:p text:style-name="P30">Que tipo de aplicaciones podemos desarrollar?</text:p>
      <text:p text:style-name="P30"/>
      <text:list xml:id="list3528699959582939446" text:style-name="L4">
        <text:list-item>
          <text:p text:style-name="P93">Aplicaciones de escritorio.</text:p>
        </text:list-item>
        <text:list-item>
          <text:p text:style-name="P93">Dispositivos embebidos.</text:p>
        </text:list-item>
        <text:list-item>
          <text:p text:style-name="P93">Servidores web.</text:p>
        </text:list-item>
        <text:list-item>
          <text:p text:style-name="P93">Aplicaciones moviles: hace poco anunciaron el soporte para Android.</text:p>
        </text:list-item>
        <text:list-item>
          <text:p text:style-name="P94">API Services/Serverless</text:p>
        </text:list-item>
        <text:list-item>
          <text:p text:style-name="P94">Web UI</text:p>
        </text:list-item>
      </text:list>
      <text:p text:style-name="P31"/>
      <text:p text:style-name="P31"/>
      <text:p text:style-name="P31"/>
      <text:p text:style-name="P31"/>
      <text:p text:style-name="P31"/>
      <text:p text:style-name="P31"/>
      <text:p text:style-name="P6">Como instalar PostgreSQL y Redis en Ubuntu</text:p>
      <text:p text:style-name="P6"/>
      <text:p text:style-name="P32">Para instalar Postgres en distribuciones basadas en Debian:</text:p>
      <text:p text:style-name="P32"/>
      <text:p text:style-name="P43">sudo apt-get install postgresql postgresql-contrib libpq-dev</text:p>
      <text:p text:style-name="P43"/>
      <text:p text:style-name="P32">Para instalar redis en distribuciones linux basadas en debian:</text:p>
      <text:p text:style-name="P32"/>
      <text:p text:style-name="P43">sudo apt-getupdate</text:p>
      <text:p text:style-name="P43">sudo apt-getinstallbuild-essential tlc</text:p>
      <text:p text:style-name="P43"/>
      <text:p text:style-name="P32"><text:soft-page-break/>Dado que no necesitamos guardar el codigo fuente, podemos hacer uso del directorio /tmp</text:p>
      <text:p text:style-name="P32"/>
      <text:p text:style-name="P43">cd /tmp</text:p>
      <text:p text:style-name="P32"/>
      <text:p text:style-name="P32">Ahora descargamos las ultima version estable de Redis:</text:p>
      <text:p text:style-name="P32"/>
      <text:p text:style-name="P21"><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43"/>
      <text:p text:style-name="P32">LO descomprimimos:</text:p>
      <text:p text:style-name="P32"/>
      <text:p text:style-name="P43">tar xzvf redis-stable.tar.gz</text:p>
      <text:p text:style-name="P43"/>
      <text:p text:style-name="P32">Ingresamos al directorio redis-stable que se extrajo:</text:p>
      <text:p text:style-name="P32"/>
      <text:p text:style-name="P43">cd redis-stable</text:p>
      <text:p text:style-name="P43"/>
      <text:p text:style-name="P32">Compilamos los binarios mediante el comando make:</text:p>
      <text:p text:style-name="P32"/>
      <text:p text:style-name="P43">make</text:p>
      <text:p text:style-name="P43"/>
      <text:p text:style-name="P32">Instalamos los binarios:</text:p>
      <text:p text:style-name="P32"/>
      <text:p text:style-name="P43">sudo make install</text:p>
      <text:p text:style-name="P43"/>
      <text:p text:style-name="P32"/>
      <text:p text:style-name="P30"/>
      <text:p text:style-name="P30"/>
      <text:p text:style-name="P30"/>
      <text:p text:style-name="P7">Como instalar Visual Studio Code en Ubuntu</text:p>
      <text:p text:style-name="P7"/>
      <text:p text:style-name="P22"><text:span text:style-name="T5">Visual Studio Code</text:span><text:span text:style-name="T8"> es el editor que vamos a utilizar en el curso, sin embargo puedes utilizar el editor que mas te guste.</text:span></text:p>
      <text:p text:style-name="P22"><text:span text:style-name="T8">Una de las ventajas de este editor es que tiene un buen soporte para </text:span><text:span text:style-name="T5">Node.js</text:span><text:span text:style-name="T8">, ademas de que esta desarrollado en </text:span><text:span text:style-name="T5">Node.</text:span></text:p>
      <text:p text:style-name="P33">La instalancion es sencilla y en la documentacion nos dan las guias sobre como utilizarlo mejor.</text:p>
      <text:p text:style-name="P22"><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33"/>
      <text:p text:style-name="P33"/>
      <text:p text:style-name="P27"/>
      <text:p text:style-name="P34"><text:a xlink:type="simple" xlink:href="https://code.visualstudio.com/docs/setup/linux" text:style-name="Internet_20_link" text:visited-style-name="Visited_20_Internet_20_Link">https://code.visualstudio.com/docs/setup/linux</text:a></text:p>
      <text:p text:style-name="P34">Aqui tenemos toda la documentacion para instalarlo</text:p>
      <text:p text:style-name="P34"/>
      <text:p text:style-name="P35">Aca vamos a instalar el paquete de VS code para node js</text:p>
      <text:p text:style-name="P35"><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35"/>
      <text:p text:style-name="P35"/>
      <text:p text:style-name="P35"/>
      <text:p text:style-name="P35"/>
      <text:p text:style-name="P35"/>
      <text:p text:style-name="P8"><text:soft-page-break/>Como instalar Ansible en Ubuntu</text:p>
      <text:p text:style-name="P35"/>
      <text:p text:style-name="P35">Otra herramienta que vamos a utilizar es <text:span text:style-name="T1">Ansible</text:span>, que nos sirve para automatizar tareas de infraestructura. La vamos a utilizar para crear <text:span text:style-name="T2">scripts</text:span> de manera automatizada.</text:p>
      <text:p text:style-name="P35"/>
      <text:p text:style-name="P35">Por otro lado vamos a descargar <text:span text:style-name="T1">Vagrant</text:span>, que nos permite tener ambientes de desarrollo o servidores virtuales para hacer primero un <text:span text:style-name="T2">deploy </text:span>local antes de hacer despliegue en la nube.</text:p>
      <text:p text:style-name="P35"/>
      <text:p text:style-name="P36">Aca tenemos un post en DigitalOcean para instalar y configurar Ansible para Ubuntu.</text:p>
      <text:p text:style-name="P36"><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36"/>
      <text:p text:style-name="P36"/>
      <text:p text:style-name="P36">Luego vamos a instalar vagrant para ubuntu:</text:p>
      <text:p text:style-name="P37"><text:a xlink:type="simple" xlink:href="https://www.vagrantup.com/downloads.html" text:style-name="Internet_20_link" text:visited-style-name="Visited_20_Internet_20_Link">https://www.vagrantup.com/downloads.html</text:a></text:p>
      <text:p text:style-name="P37"/>
      <text:list xml:id="list5945537647977726846" text:style-name="L5">
        <text:list-item>
          <text:p text:style-name="P95">Descargamos la version para Debian y luego la abrimos normalmente como un instalador windows.</text:p>
        </text:list-item>
      </text:list>
      <text:p text:style-name="P37"/>
      <text:p text:style-name="P37"/>
      <text:p text:style-name="P37"/>
      <text:p text:style-name="P37"/>
      <text:p text:style-name="P37"/>
      <text:p text:style-name="P37"/>
      <text:p text:style-name="P9">Arquitectura y Componentes del proyecto</text:p>
      <text:p text:style-name="P9"/>
      <text:p text:style-name="P38">El proyecto tendra un servidor MQTT que se comunicara con un AGENTE que vamos a crear y que va a servir para cualquier tipo de aplicación Node.js. </text:p>
      <text:p text:style-name="P38">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38"/>
      <text:p text:style-name="P38">El modulo de AGENTE servira para ser conectado con cualquier dispositivo embeded como raspberrys y demas dispositivos.</text:p>
      <text:p text:style-name="P38"/>
      <text:p text:style-name="P38"/>
      <text:p text:style-name="P38"/>
      <text:p text:style-name="P38"/>
      <text:p text:style-name="P38"/>
      <text:p text:style-name="P11"/>
      <text:p text:style-name="P10">Como funciona el modelo PUB/SUB en MQTT y Web Sockets</text:p>
      <text:p text:style-name="P10"/>
      <text:p text:style-name="P44">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39"/>
      <text:p text:style-name="P44"><text:span text:style-name="T14">Yo como usuario de la red puedo suscribirme a un canal y tambien puedo publicar a </text:span><text:soft-page-break/><text:span text:style-name="T14">este.</text:span></text:p>
      <text:p text:style-name="P39"/>
      <text:p text:style-name="P44"><text:span text:style-name="T14">Hay protocolos que utilizan este patron como lo es </text:span>MQTT<text:span text:style-name="T14">.</text:span></text:p>
      <text:p text:style-name="P59">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61"/>
      <text:p text:style-name="P59"><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63">De esta forma puede haber un intercambio de mensaje hasta que uno de los dos lados decida cerrar el canal.</text:p>
      <text:p text:style-name="P63"/>
      <text:p text:style-name="P63"/>
      <text:p text:style-name="P63"/>
      <text:p text:style-name="P63"/>
      <text:p text:style-name="P63"/>
      <text:p text:style-name="P12">Estructura basica de un modulo de Node.js</text:p>
      <text:p text:style-name="P12"/>
      <text:p text:style-name="P45"><text:span text:style-name="T8">Para empezar con el proyecto vamos a crear un modulo de </text:span><text:span text:style-name="T5">Node.js</text:span><text:span text:style-name="T8">, con sus respectivas pruebas unitarias. El modulo de Persistencia en Bases de Datos.</text:span></text:p>
      <text:p text:style-name="P51"/>
      <text:p text:style-name="P51">Vamos a crear el directorio del proyecto y vamos a utilizar un patron de mono repo,donde tenemos un unico repositorio de Git y varios proyectos adentro.</text:p>
      <text:p text:style-name="P51"/>
      <text:p text:style-name="P51">Un modulo de Node por lo general tiene un archivo que se llama package.json, que tiene la metadata del modulo. Este archivo se puede crear a mano utilizando npm con una herramienta que nos permite crearlo automaticamente.</text:p>
      <text:p text:style-name="P51"/>
      <text:p text:style-name="Preformatted_20_Text"><text:span text:style-name="T17">Para empezar a implementar nuestro modulo creamos el archivo </text:span><text:span text:style-name="T20">index.js</text:span><text:span text:style-name="T17"> y nos vamos a</text:span><text:span text:style-name="T20"> Visual Studio Code</text:span><text:span text:style-name="T17">, donde podemos ver nuestro archivos y empezar a trabajar con ellos. Una buena practica es crear el archivo </text:span><text:span text:style-name="T20">README.md </text:span><text:span text:style-name="T17"><text:s/>con instrucciones de instalacion y como contribuir al proyecto. Recuerda que este es el archivode documentacion de tu proyecto.</text:span></text:p>
      <text:p text:style-name="P50"/>
      <text:p text:style-name="P66"><text:span text:style-name="T16">Como otra buena practica utilizaremos </text:span><text:span text:style-name="T19">JavaScript</text:span><text:span text:style-name="T16"> en modo estricto, para empezar a definir la forma basica del modulo. La forma de escribir el objeto que utilizamos en el codigo es de </text:span><text:span text:style-name="T19">ECMAScript 2016.</text:span><text:span text:style-name="T16"> </text:span></text:p>
      <text:p text:style-name="P51"/>
      <text:p text:style-name="P51"/>
      <text:p text:style-name="P52">Para crear un modulo de node con npm usamos el siguiente comando:</text:p>
      <text:p text:style-name="P52"/>
      <text:p text:style-name="P53">npm init</text:p>
      <text:list xml:id="list7960463649451664161" text:style-name="L6">
        <text:list-item>
          <text:p text:style-name="P98">Llenamos los campos necesarios y luego ya nos entrega un objeto .json con la informacion de nuestro modulo recien creado.</text:p>
        </text:list-item>
      </text:list>
      <text:p text:style-name="P52"/>
      <text:p text:style-name="P52">Ahora empecemos con el codigo:</text:p>
      <text:p text:style-name="P52"/>
      <text:p text:style-name="P52">Como buena practica, se recomienda usar el modo estricto ‘use strict’ para evitar algunos errores de JS, como que el this no contenga informacion global o <text:s/>que no <text:soft-page-break/>haya reasignacion de variables.</text:p>
      <text:p text:style-name="P52"/>
      <text:p text:style-name="P70">'use strict'</text:p>
      <text:p text:style-name="P72"/>
      <text:p text:style-name="P68"><text:span text:style-name="T24">module</text:span>.<text:span text:style-name="T24">exports</text:span> = <text:span text:style-name="T25">function</text:span> (<text:span text:style-name="T26">config</text:span>) {</text:p>
      <text:p text:style-name="P72"/>
      <text:p text:style-name="P68"><text:span text:style-name="T25">const</text:span> <text:span text:style-name="T26">Agent</text:span> = {}</text:p>
      <text:p text:style-name="P68"><text:span text:style-name="T25">const</text:span> <text:span text:style-name="T26">Metric</text:span> = {}</text:p>
      <text:p text:style-name="P72"/>
      <text:p text:style-name="P68"><text:span text:style-name="T27">return</text:span> {</text:p>
      <text:p text:style-name="P68"><text:span text:style-name="T26">Agent</text:span>,</text:p>
      <text:p text:style-name="P71">Metric</text:p>
      <text:p text:style-name="P68">}</text:p>
      <text:p text:style-name="P68">}</text:p>
      <text:p text:style-name="P69"/>
      <text:list xml:id="list6670989908979222671" text:style-name="L7">
        <text:list-item>
          <text:p text:style-name="P146">Aca podemos usar el retorno de los nombres solo poniendo el nombre del objeto ya que en JS si el objeto y el valor tienen el mismo nombre podemos evitar la redundacia.</text:p>
        </text:list-item>
      </text:list>
      <text:p text:style-name="P64"/>
      <text:p text:style-name="P64">Vamos a usar una linter para escribir nuestro codigo de manera correcta y con buenas practicas, para esto vamos a utilizar estandar que usa ES-LINT para corregir nuestro codigo.</text:p>
      <text:p text:style-name="P64"/>
      <text:p text:style-name="P60">Npm install –save-dev standard</text:p>
      <text:p text:style-name="P62"/>
      <text:list xml:id="list3986004425810554908" text:style-name="L8">
        <text:list-item>
          <text:p text:style-name="P149">Para poner a correr este vamos a crear un script con la configuracion y luego un comando para correr el linter cada vez que nosotros queramos revisar nuestro codigo.</text:p>
        </text:list-item>
        <text:list-item>
          <text:p text:style-name="P155"><text:span text:style-name="T28">En nuestro package.json creamos el script con el comando </text:span><text:span text:style-name="T29">standard</text:span>, <text:span text:style-name="T30">luego si queremos que standard nos corriga automaticamente estos errores podemos mandarle el parametro al comando mediante npm corriendo el siguiente comando:</text:span></text:p>
          <text:list>
            <text:list-item>
              <text:p text:style-name="P153">npm run lint – –fix</text:p>
            </text:list-item>
          </text:list>
        </text:list-item>
      </text:list>
      <text:p text:style-name="P151"/>
      <text:p text:style-name="P157">No voy a pegar todo el codigo hecho como hacia antes, ya que seria inutil pegar la logica que otro hizo. Entonces lo que voy a hacer son apuntar cosas interesantes e indispensables, ademas de nuevas cosas o usages de nuevas librerias.</text:p>
      <text:p text:style-name="P157"/>
      <text:p text:style-name="P151"/>
      <text:p text:style-name="P151"/>
      <text:p text:style-name="P151"/>
      <text:p text:style-name="P151"/>
      <text:p text:style-name="P158">Definicion de entidades de base de datos</text:p>
      <text:p text:style-name="P106"/>
      <text:p text:style-name="P46"><text:span text:style-name="T14">Lo primero que tenemos que hacer es definir las entidades de las bases de datos que vamos a utilizar. En nuestro proyecto vamos a usar </text:span>PostgreSQL<text:span text:style-name="T14">, una base de datos relacional.</text:span></text:p>
      <text:p text:style-name="P107"/>
      <text:p text:style-name="P107">El Agente va a conectarse al servidor en tiempo real y cada cierto tiempo va a reportar una metrica.</text:p>
      <text:p text:style-name="P107"><text:soft-page-break/>La metrica es cualquier valor que tiene un tipo, que va a ser almacenado en la base de datos.</text:p>
      <text:p text:style-name="P107"/>
      <text:p text:style-name="P47"><text:span text:style-name="T14">Como vamos a usar una base de datos relacional, tendremos que hacer las tablas y sus relaciones, en este caso seran dos tablas. La tabla </text:span>Agent:</text:p>
      <text:list xml:id="list4750717352280807534" text:style-name="L9">
        <text:list-item>
          <text:p text:style-name="P108">id</text:p>
        </text:list-item>
        <text:list-item>
          <text:p text:style-name="P108">uuid</text:p>
        </text:list-item>
        <text:list-item>
          <text:p text:style-name="P108">name</text:p>
        </text:list-item>
        <text:list-item>
          <text:p text:style-name="P108">username</text:p>
        </text:list-item>
        <text:list-item>
          <text:p text:style-name="P108">hostname</text:p>
        </text:list-item>
        <text:list-item>
          <text:p text:style-name="P108">pid</text:p>
        </text:list-item>
        <text:list-item>
          <text:p text:style-name="P108">connected</text:p>
        </text:list-item>
        <text:list-item>
          <text:p text:style-name="P108">createdAt</text:p>
        </text:list-item>
        <text:list-item>
          <text:p text:style-name="P108">updatedAt</text:p>
        </text:list-item>
      </text:list>
      <text:p text:style-name="P54"/>
      <text:p text:style-name="P54">Y la otra es la tabla de <text:span text:style-name="T1">Metric</text:span>:</text:p>
      <text:list xml:id="list3186929674903435006" text:style-name="L10">
        <text:list-item>
          <text:p text:style-name="P109">id</text:p>
        </text:list-item>
        <text:list-item>
          <text:p text:style-name="P109">agentID <text:span text:style-name="T1">FK</text:span></text:p>
        </text:list-item>
        <text:list-item>
          <text:p text:style-name="P109">type</text:p>
        </text:list-item>
        <text:list-item>
          <text:p text:style-name="P109">value</text:p>
        </text:list-item>
        <text:list-item>
          <text:p text:style-name="P109">createdAt</text:p>
        </text:list-item>
        <text:list-item>
          <text:p text:style-name="P109">updatedAt</text:p>
        </text:list-item>
      </text:list>
      <text:p text:style-name="P55"/>
      <text:p text:style-name="P55">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55"/>
      <text:p text:style-name="P55"/>
      <text:p text:style-name="P55"/>
      <text:p text:style-name="P55"/>
      <text:p text:style-name="P55"/>
      <text:p text:style-name="P13">Implementacion de modelos con sequelize</text:p>
      <text:p text:style-name="P13"/>
      <text:p text:style-name="P48">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99"/>
      <text:p text:style-name="P48"><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99"/>
      <text:p text:style-name="P48"><text:span text:style-name="T5">Singleton</text:span><text:span text:style-name="T8">: es un objeto que solo tiene una instancia. Cada vez que llamemos a una funcion no a crear multiples instancias.</text:span></text:p>
      <text:p text:style-name="P99"/>
      <text:p text:style-name="P49"><text:span text:style-name="T8">Vamos a instalar las dependencias para que nos sirva </text:span><text:span text:style-name="T5">sequalize</text:span><text:span text:style-name="T8">.</text:span></text:p>
      <text:p text:style-name="P100"/>
      <text:p text:style-name="P105">Npm i sequelize pg pg-hstore –save</text:p>
      <text:p text:style-name="P105"/>
      <text:list xml:id="list5048043543656725401" text:style-name="L11">
        <text:list-item>
          <text:p text:style-name="P101">pg es el manejador de Postgres y el ps-hstore es una dependencia que necesita sequelize para funcionar.</text:p>
        </text:list-item>
      </text:list>
      <text:p text:style-name="P100"/>
      <text:p text:style-name="P56"><text:span text:style-name="T5">Aca tenemos la documentacion para echarle una ojeada. Esta muy interesante ya que </text:span><text:soft-page-break/><text:span text:style-name="T5">es muy facil de crear los modelos o tablas de una base de datos MySQL con objetos JS.</text:span></text:p>
      <text:p text:style-name="P56"><text:a xlink:type="simple" xlink:href="http://docs.sequelizejs.com/" text:style-name="Internet_20_link" text:visited-style-name="Visited_20_Internet_20_Link"><text:span text:style-name="T5">http://docs.sequelizejs.com/</text:span></text:a></text:p>
      <text:p text:style-name="P102"/>
      <text:p text:style-name="P103">de esta forma creamos un modelo en Sequelize:</text:p>
      <text:p text:style-name="P76">'use strict'</text:p>
      <text:p text:style-name="P72"/>
      <text:p text:style-name="P68"><text:span text:style-name="T25">const</text:span> <text:span text:style-name="T26">Sequelize</text:span> = <text:span text:style-name="T33">require</text:span>(<text:span text:style-name="T34">'sequelize'</text:span>)</text:p>
      <text:p text:style-name="P68"><text:span text:style-name="T25">const</text:span> <text:span text:style-name="T26">setupDatabase</text:span> = <text:span text:style-name="T33">require</text:span>(<text:span text:style-name="T34">'../lib/db'</text:span>)</text:p>
      <text:p text:style-name="P72"/>
      <text:p text:style-name="P68"><text:span text:style-name="T24">module</text:span>.<text:span text:style-name="T24">exports</text:span> = <text:span text:style-name="T25">function</text:span> <text:span text:style-name="T33">setupMetricModel</text:span> (<text:span text:style-name="T26">config</text:span>) {</text:p>
      <text:p text:style-name="P68"><text:span text:style-name="T25">const</text:span> <text:span text:style-name="T26">sequelize</text:span> = <text:span text:style-name="T33">setupDatabase</text:span>(<text:span text:style-name="T26">config</text:span>)</text:p>
      <text:p text:style-name="P72"/>
      <text:p text:style-name="P68"><text:span text:style-name="T27">return</text:span> <text:span text:style-name="T26">sequelize</text:span>.<text:span text:style-name="T33">define</text:span>(<text:span text:style-name="T34">'metric'</text:span>, {</text:p>
      <text:p text:style-name="P68"><text:span text:style-name="T26">type:</text:span> {</text:p>
      <text:p text:style-name="P68"><text:span text:style-name="T26">type:</text:span> <text:span text:style-name="T26">Sequelize</text:span>.<text:span text:style-name="T26">STRING</text:span>,</text:p>
      <text:p text:style-name="P68"><text:span text:style-name="T26">allowNull:</text:span> <text:span text:style-name="T25">false</text:span></text:p>
      <text:p text:style-name="P68">},</text:p>
      <text:p text:style-name="P68"><text:span text:style-name="T26">value:</text:span> {</text:p>
      <text:p text:style-name="P68"><text:span text:style-name="T26">type:</text:span> <text:span text:style-name="T26">Sequelize</text:span>.<text:span text:style-name="T26">TEXT</text:span>,</text:p>
      <text:p text:style-name="P68"><text:span text:style-name="T26">allowNull:</text:span> <text:span text:style-name="T25">false</text:span></text:p>
      <text:p text:style-name="P68">}</text:p>
      <text:p text:style-name="P68">})</text:p>
      <text:p text:style-name="P68">}</text:p>
      <text:p text:style-name="P77"/>
      <text:p text:style-name="P65">Le decimos el nombre que queremos poner en la tabla y luego empezamos a definir nuestro valores y los tipos que pueden tener.</text:p>
      <text:p text:style-name="P65"/>
      <text:p text:style-name="P67">Ahora como el codigo no se ve bien, <text:span text:style-name="T35">entonces voy a poner comentarios necesarios, para ver como se usa la una librería voy a poner especificamente la ruta de la documentacion donde expliquen eso.</text:span></text:p>
      <text:p text:style-name="P67"/>
      <text:p text:style-name="P65"/>
      <text:p text:style-name="P65"/>
      <text:p text:style-name="P65"/>
      <text:p text:style-name="P14">Implementacion de un modulo basico de base de datos</text:p>
      <text:p text:style-name="P57"/>
      <text:p text:style-name="P57">Vimos como definimos los modelos en el video pasado. Ahora vamos a ver como podemos relacionar los modelos entre si.</text:p>
      <text:p text:style-name="P57"/>
      <text:p text:style-name="P57">Primero vamos a necesitar las funciones que definimos anteriormente. Para poner a interactuar los modelos entre si debemos hacer la configuracion de la base de datos y los modelos.</text:p>
      <text:p text:style-name="P57"/>
      <text:p text:style-name="P57"/>
      <text:p text:style-name="P58">En el index.js vamos a tener que crear las relaciones entre las tablas, ya que creamos anteriormente los modelos ahora vamos a crear las relaciones entre estos.</text:p>
      <text:p text:style-name="P58"/>
      <text:p text:style-name="P58">Vamos a requerir primero los modulos de sequalize y los de los modelos y luego <text:soft-page-break/>vamos a usar las siguientes funciones.</text:p>
      <text:p text:style-name="P58"/>
      <text:p text:style-name="P74">AgentModel.<text:span text:style-name="T36">hasMany</text:span>(MetricModel)</text:p>
      <text:p text:style-name="P73">MetricModel.<text:span text:style-name="T36">belongsTo</text:span>(AgentModel)</text:p>
      <text:p text:style-name="P58"/>
      <text:list xml:id="list2984375450264379914" text:style-name="L12">
        <text:list-item>
          <text:p text:style-name="P129">la funcion <text:span text:style-name="T1">hasMany()</text:span><text:span text:style-name="T14"> de sequelize indica que la tabla AgentModel tiene muchas Metricas. </text:span></text:p>
        </text:list-item>
        <text:list-item>
          <text:p text:style-name="P129"><text:span text:style-name="T14">La funcion </text:span><text:span text:style-name="T1">belongsTo()</text:span><text:span text:style-name="T14"> de sequelize indica que la tabla MetricModel pertenece a un AgentModel</text:span></text:p>
        </text:list-item>
      </text:list>
      <text:p text:style-name="P110">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10"/>
      <text:p text:style-name="P58"><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10"/>
      <text:p text:style-name="P74"><text:span text:style-name="T43">await</text:span><text:span text:style-name="T50"> sequelize.</text:span><text:span text:style-name="T37">authenticate</text:span><text:span text:style-name="T50">()</text:span></text:p>
      <text:p text:style-name="P110"/>
      <text:p text:style-name="P110">Ahora nos falta crear nuestros archivos de configuracion y nuestra configuracio</text:p>
      <text:p text:style-name="P104">n de la base de datos. Esto para la proxima clase.</text:p>
      <text:p text:style-name="P104"/>
      <text:p text:style-name="P104"/>
      <text:p text:style-name="P13"/>
      <text:p text:style-name="P55"/>
      <text:p text:style-name="P62"/>
      <text:p text:style-name="P62"/>
      <text:p text:style-name="P159"/>
      <text:p text:style-name="P160">Implementacion de script de inicializacion de base de datos</text:p>
      <text:p text:style-name="P160"/>
      <text:p text:style-name="P111">Cuando ejecutemos el proyecto por primera vez necesitaremos tener creada la base de datos, y crear un usuario con permisos para alimentar esa base de datos. <text:span text:style-name="T51">Esto con fin de que cuando vayamos a hacer deploy por primera vez a nuestra base de datos tengamos la base de datos ya configurada.</text:span></text:p>
      <text:p text:style-name="P111"/>
      <text:p text:style-name="P112">Vamos a la terminal de comandos y escribimos los siguientes comandos:</text:p>
      <text:p text:style-name="P112"/>
      <text:p text:style-name="P113">No me esta sirviendo el comando para postgresql asi que voy a intentar una ultima cosa. </text:p>
      <text:p text:style-name="P113"/>
      <text:list xml:id="list7017547899673401952" text:style-name="L13">
        <text:list-item>
          <text:p text:style-name="P114">Primero podemos probar que todo este correctamente actualizado con los siguientes comandos, ademas volvemos e instalamos postgresql y sus dependencias.</text:p>
          <text:list>
            <text:list-item>
              <text:p text:style-name="P130">Sudo apt-get update </text:p>
            </text:list-item>
            <text:list-item>
              <text:p text:style-name="P130">sudo apt-get install postgresql postgresql-contrib</text:p>
            </text:list-item>
          </text:list>
        </text:list-item>
        <text:list-item>
          <text:p text:style-name="P114">Luego cambiamos a una cuenta postgres con el siguiente comando y este nos <text:soft-page-break/>abrira como si estuvieramos en la consola de postgres. </text:p>
          <text:list>
            <text:list-item>
              <text:p text:style-name="P130">Sudo -i -u postgres</text:p>
            </text:list-item>
          </text:list>
        </text:list-item>
        <text:list-item>
          <text:p text:style-name="P114">Luego accedemos a la consola con el siguiente comando:</text:p>
          <text:list>
            <text:list-item>
              <text:p text:style-name="P130">psql</text:p>
            </text:list-item>
            <text:list-item>
              <text:p text:style-name="P130"><text:span text:style-name="T14">Si queremos salir de esta colocamos lo siguiente en la terminal: </text:span>\q</text:p>
            </text:list-item>
          </text:list>
        </text:list-item>
      </text:list>
      <text:p text:style-name="P131"><text:span text:style-name="T14"/></text:p>
      <text:p text:style-name="P131"><text:span text:style-name="T14"/></text:p>
      <text:p text:style-name="P131"><text:span text:style-name="T14">Volviendo al tema central de la clase, vamos a crear un ROL que es el que va a acceder a la base de datos y va a poder modificar y subir datos a la DB, para esto en la consola de postgres con psql colocamos lo siguiente:</text:span></text:p>
      <text:p text:style-name="P131"><text:span text:style-name="T14"/></text:p>
      <text:p text:style-name="P131">CREATE ROLE nombreRol WITH LOGIN PASSWORD ‘password’;</text:p>
      <text:p text:style-name="P131"/>
      <text:list xml:id="list675856535680092509" text:style-name="L14">
        <text:list-item>
          <text:p text:style-name="P115">Estas consultas si necesitan terminar con ; ya que son puras de postgres y no sequelize.</text:p>
        </text:list-item>
      </text:list>
      <text:p text:style-name="P116"/>
      <text:p text:style-name="P116">Listo ya tenemos creado nuestro ROL, ahora tenemos que crear la base de datos y darle permisos al ROL a esa base de datos, esto lo hacemos con las siguientes consultas:</text:p>
      <text:p text:style-name="P116"/>
      <text:p text:style-name="P132">CREATE DATABASE platziverse;</text:p>
      <text:p text:style-name="P132"/>
      <text:p text:style-name="P116">luego le damos los permisos al rol:</text:p>
      <text:p text:style-name="P116"/>
      <text:p text:style-name="P132">GRANT ALL PRIVILEGES ON DATABASE <text:span text:style-name="T14">platziverse </text:span>TO<text:span text:style-name="T14"> steven;</text:span></text:p>
      <text:p text:style-name="P132"><text:span text:style-name="T14"/></text:p>
      <text:p text:style-name="P132"><text:span text:style-name="T14">Luego ya podemos salir de la consola de postgres con los caracteres </text:span>\q <text:span text:style-name="T14">o </text:span>\quit<text:span text:style-name="T14">.</text:span></text:p>
      <text:p text:style-name="P132"><text:span text:style-name="T14"/></text:p>
      <text:p text:style-name="P133"><text:span text:style-name="T14"/></text:p>
      <text:p text:style-name="P134"><text:span text:style-name="T14">Vamos crear nuestro archivo de setup, donde vamos a crear nuestra configuracion de la base de datos. </text:span></text:p>
      <text:p text:style-name="P134"><text:span text:style-name="T14"/></text:p>
      <text:p text:style-name="P134"><text:span text:style-name="T14">Requerimos la instancia de nuestra base de datos y le pasamos el siguiente objeto con la configuracion que necesita </text:span>sequelize<text:span text:style-name="T14">:</text:span></text:p>
      <text:p text:style-name="P134"><text:span text:style-name="T14"/></text:p>
      <text:p text:style-name="P79"><text:span text:style-name="T43">const</text:span><text:span text:style-name="T50"> config </text:span><text:span text:style-name="T43">=</text:span><text:span text:style-name="T50"> {</text:span></text:p>
      <text:p text:style-name="P73">database<text:span text:style-name="T42">:</text:span> <text:span text:style-name="T54">process</text:span>.env.<text:span text:style-name="T54">DB_NAME</text:span> <text:span text:style-name="T42">||</text:span> <text:span text:style-name="T55">'</text:span><text:span text:style-name="T60">plaziverse</text:span><text:span text:style-name="T55">'</text:span>,</text:p>
      <text:p text:style-name="P73">username<text:span text:style-name="T42">:</text:span> <text:span text:style-name="T54">process</text:span>.env.<text:span text:style-name="T54">DB_USER</text:span> <text:span text:style-name="T42">||</text:span> <text:span text:style-name="T55">'</text:span><text:span text:style-name="T60">steven</text:span><text:span text:style-name="T55">'</text:span>,</text:p>
      <text:p text:style-name="P73">password<text:span text:style-name="T42">:</text:span> <text:span text:style-name="T54">process</text:span>.env.<text:span text:style-name="T54">DB_PASS</text:span> <text:span text:style-name="T42">||</text:span> <text:span text:style-name="T55">'</text:span><text:span text:style-name="T60">zanahoria19</text:span><text:span text:style-name="T55">'</text:span>,</text:p>
      <text:p text:style-name="P73">host<text:span text:style-name="T42">:</text:span> <text:span text:style-name="T54">process</text:span>.env.<text:span text:style-name="T54">DB_HOST</text:span> <text:span text:style-name="T42">||</text:span> <text:span text:style-name="T55">'</text:span><text:span text:style-name="T60">localhost</text:span><text:span text:style-name="T55">'</text:span>,</text:p>
      <text:p text:style-name="P73">dialect<text:span text:style-name="T42">:</text:span> <text:span text:style-name="T55">'</text:span><text:span text:style-name="T60">postgres</text:span><text:span text:style-name="T55">'</text:span>,</text:p>
      <text:p text:style-name="P88">// Esta propiedad de setup la vamos a usar para que cuando este en true este borre la base de dato</text:p>
      <text:p text:style-name="P88">// y cree una nueva. Hay que tener cuidado con este</text:p>
      <text:p text:style-name="P73">setup<text:span text:style-name="T42">:</text:span> <text:span text:style-name="T54">true</text:span></text:p>
      <text:p text:style-name="P73">}</text:p>
      <text:p text:style-name="P134"><text:span text:style-name="T14"/></text:p>
      <text:list xml:id="list6709744115061992925" text:style-name="L15">
        <text:list-item>
          <text:p text:style-name="P135"><text:span text:style-name="T14">Estamos usando variables de entorno con node y si no estan seteadas usamos las que creamos como parte del entorno de desarrollo.</text:span></text:p>
        </text:list-item>
      </text:list>
      <text:p text:style-name="P134"><text:span text:style-name="T14"/></text:p>
      <text:p text:style-name="P134"><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79"><text:soft-page-break/><text:span text:style-name="T44">if</text:span><text:span text:style-name="T6"> (config.setup) {</text:span></text:p>
      <text:p text:style-name="P73"><text:span text:style-name="T42">await</text:span> sequelize.<text:span text:style-name="T36">sync</text:span>({ force<text:span text:style-name="T42">:</text:span> <text:span text:style-name="T54">true</text:span> })</text:p>
      <text:p text:style-name="P73">}</text:p>
      <text:p text:style-name="P134"><text:span text:style-name="T8"/></text:p>
      <text:list xml:id="list8171814004842737236" text:style-name="L16">
        <text:list-item>
          <text:p text:style-name="P136"><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136"><text:span text:style-name="T8">Aqui tenemos la documentacion para esto: </text:span></text:p>
          <text:list>
            <text:list-item>
              <text:p text:style-name="P136"><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134"><text:span text:style-name="T8"/></text:p>
      <text:p text:style-name="P137"><text:span text:style-name="T8">Ahora vamos a usar un paquete que nos permite imprimir mensajes de logs si tenemos una variable de entorno seteada. Para instalar usamos el comando :</text:span></text:p>
      <text:p text:style-name="P137"><text:span text:style-name="T8"/></text:p>
      <text:p text:style-name="P137"><text:span text:style-name="T5">npm i debug –save</text:span></text:p>
      <text:p text:style-name="P138"><text:span text:style-name="T5"/></text:p>
      <text:p text:style-name="P117"><text:span text:style-name="T5"/></text:p>
      <text:p text:style-name="P117"><text:span text:style-name="T5">Ahora podemos incluir el siguiente atributo para poder mostrar los logs mediante la funcion que nos entregara debug.</text:span></text:p>
      <text:p text:style-name="P117"><text:span text:style-name="T5"/></text:p>
      <text:p text:style-name="P80"><text:span text:style-name="T45">const</text:span><text:span text:style-name="T5"> debug </text:span><text:span text:style-name="T45">=</text:span><text:span text:style-name="T5"> </text:span><text:span text:style-name="T66">require</text:span><text:span text:style-name="T5">(</text:span><text:span text:style-name="T56">'</text:span><text:span text:style-name="T61">debug</text:span><text:span text:style-name="T56">'</text:span><text:span text:style-name="T5">)(</text:span><text:span text:style-name="T56">'</text:span><text:span text:style-name="T61">platziverse:db:setup</text:span><text:span text:style-name="T56">'</text:span><text:span text:style-name="T5">)</text:span></text:p>
      <text:p text:style-name="P117"><text:span text:style-name="T5"/></text:p>
      <text:p text:style-name="P80"><text:span text:style-name="T38">logging</text:span><text:span text:style-name="T45">:</text:span><text:span text:style-name="T5"> </text:span><text:span text:style-name="T73">s</text:span><text:span text:style-name="T5"> </text:span><text:span text:style-name="T45">=&gt;</text:span><text:span text:style-name="T5"> </text:span><text:span text:style-name="T38">debug</text:span><text:span text:style-name="T5">(s),</text:span></text:p>
      <text:p text:style-name="P117"><text:span text:style-name="T5"/></text:p>
      <text:list xml:id="list9097882820981423710" text:style-name="L17">
        <text:list-item>
          <text:p text:style-name="P118"><text:span text:style-name="T5">Con esto ya creamos un reporte de logs de nuestra base de datos facilmente.</text:span></text:p>
        </text:list-item>
      </text:list>
      <text:p text:style-name="P119"><text:span text:style-name="T5"/></text:p>
      <text:p text:style-name="P119"><text:span text:style-name="T5">Ahora tenemos que manejar los errores de la conexión y ademas tendremos que crear el script en el package.json para poder correr este archivo y que se ejecute para configurar la base de datos.</text:span></text:p>
      <text:p text:style-name="P119"><text:span text:style-name="T5"/></text:p>
      <text:p text:style-name="P81"><text:span text:style-name="T45">await</text:span><text:span text:style-name="T5"> </text:span><text:span text:style-name="T38">db</text:span><text:span text:style-name="T5">(config).</text:span><text:span text:style-name="T38">catch</text:span><text:span text:style-name="T5">(handleFatalError)</text:span></text:p>
      <text:p text:style-name="P72"/>
      <text:p text:style-name="P73"><text:span text:style-name="T67">console</text:span>.<text:span text:style-name="T65">log</text:span>(<text:span text:style-name="T55">'</text:span><text:span text:style-name="T60">Success</text:span><text:span text:style-name="T55">'</text:span>)</text:p>
      <text:p text:style-name="P73"><text:span text:style-name="T54">process</text:span>.<text:span text:style-name="T65">exit</text:span>(<text:span text:style-name="T54">0</text:span>)</text:p>
      <text:p text:style-name="P73">}</text:p>
      <text:p text:style-name="P88">// En esta funcion capturamos el error y imprimimos el stack y luego matamos el proceso con codigo 1</text:p>
      <text:p text:style-name="P73"><text:span text:style-name="T42">function</text:span> <text:span text:style-name="T36">handleFatalError</text:span> (<text:span text:style-name="T72">err</text:span>) {</text:p>
      <text:p text:style-name="P73"><text:span text:style-name="T67">console</text:span>.<text:span text:style-name="T65">error</text:span>(err.message)</text:p>
      <text:p text:style-name="P73"><text:span text:style-name="T67">console</text:span>.<text:span text:style-name="T65">error</text:span>(err.stack)</text:p>
      <text:p text:style-name="P73"><text:span text:style-name="T54">process</text:span>.<text:span text:style-name="T65">exit</text:span>(<text:span text:style-name="T54">1</text:span>)</text:p>
      <text:p text:style-name="P73">}</text:p>
      <text:p text:style-name="P119"><text:span text:style-name="T5"/></text:p>
      <text:list xml:id="list4748472080834124987" text:style-name="L18">
        <text:list-item>
          <text:p text:style-name="P120"><text:span text:style-name="T5">Capturamos y pasamos error a la funcion handleFatalError. </text:span></text:p>
        </text:list-item>
        <text:list-item>
          <text:p text:style-name="P120"><text:span text:style-name="T5">Este nos imprime los errores y ademas finaliza el proceso con codigo de salida 1. </text:span></text:p>
        </text:list-item>
        <text:list-item>
          <text:p text:style-name="P120"><text:span text:style-name="T5">SI no existen errores el codigo continua debajo del await, imprime success y luego da éxito en 0.</text:span></text:p>
        </text:list-item>
      </text:list>
      <text:p text:style-name="P121"><text:span text:style-name="T5"/></text:p>
      <text:p text:style-name="P122"><text:span text:style-name="T5">Ahora veamos el comando que creamos para correr este setup de la base de datos.</text:span></text:p>
      <text:p text:style-name="P122"><text:span text:style-name="T5"/></text:p>
      <text:p text:style-name="P82"><text:span text:style-name="T74">"</text:span><text:span text:style-name="T66">setup</text:span><text:span text:style-name="T74">"</text:span><text:span text:style-name="T45">:</text:span><text:span text:style-name="T5"> </text:span><text:span text:style-name="T56">"</text:span><text:span text:style-name="T61">DEBUG=platziverse:* node setup.js</text:span><text:span text:style-name="T56">"</text:span></text:p>
      <text:list xml:id="list5438093629726355334" text:style-name="L19">
        <text:list-item>
          <text:p text:style-name="P123"><text:span text:style-name="T5">Este crea la variable DEBUG y le decimos que nos muestre todos los mensajes de </text:span><text:soft-page-break/><text:span text:style-name="T5">error del proyecto de platziverse.</text:span></text:p>
        </text:list-item>
        <text:list-item>
          <text:p text:style-name="P123"><text:span text:style-name="T5">Luego le decimos que ejecute el script de setup que acabamos de crear.</text:span></text:p>
        </text:list-item>
      </text:list>
      <text:p text:style-name="P122"><text:span text:style-name="T5"/></text:p>
      <text:p text:style-name="P122"><text:span text:style-name="T5"/></text:p>
      <text:p text:style-name="P124"><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124"><text:span text:style-name="T5"/></text:p>
      <text:p text:style-name="P124"><text:span text:style-name="T5"/></text:p>
      <text:p text:style-name="P124"><text:span text:style-name="T5"/></text:p>
      <text:p text:style-name="P124"><text:span text:style-name="T5"/></text:p>
      <text:p text:style-name="P124"><text:span text:style-name="T5"/></text:p>
      <text:p text:style-name="P124"><text:span text:style-name="T5"/></text:p>
      <text:p text:style-name="P161"><text:span text:style-name="T5">Creando una advertencia sobre el borrado de base de datos</text:span></text:p>
      <text:p text:style-name="P161"><text:span text:style-name="T5"/></text:p>
      <text:p text:style-name="P124"><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124"><text:span text:style-name="T5"/></text:p>
      <text:p text:style-name="P125"><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125"><text:span text:style-name="T5"/></text:p>
      <text:p text:style-name="P125"><text:span text:style-name="T5"/></text:p>
      <text:p text:style-name="P125"><text:span text:style-name="T5">Vamos a utilizar dos dependencias, inquirer y chalk. </text:span></text:p>
      <text:list xml:id="list4855721345910308752" text:style-name="L20">
        <text:list-item>
          <text:p text:style-name="P139"><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139"><text:span text:style-name="T5">Chalk</text:span><text:span text:style-name="T8">: Este nos permite agregarle un poco de estetica a nuestra salida de STDOUT de la terminal de comandos. Solo es cuestion para darle colores a nuestra terminal.</text:span></text:p>
        </text:list-item>
      </text:list>
      <text:p text:style-name="P140"><text:span text:style-name="T8"/></text:p>
      <text:p text:style-name="P140"><text:span text:style-name="T8">Ahora veamos como </text:span><text:span text:style-name="T13">implementamos la solucion para este problema.</text:span></text:p>
      <text:p text:style-name="P140"><text:span text:style-name="T13"/></text:p>
      <text:list xml:id="list4175915179315700270" text:style-name="L21">
        <text:list-item>
          <text:p text:style-name="P171"><text:span text:style-name="T18">Primero requerimos los modulos que acabamos de descargar.</text:span></text:p>
        </text:list-item>
        <text:list-item>
          <text:p text:style-name="P172"><text:span text:style-name="T16">Luego antes de empezar a manejar el inquirer, tenemos que crear una instancia de un prompt, de esta manera:</text:span></text:p>
          <text:list>
            <text:list-item>
              <text:p text:style-name="P86"><text:span text:style-name="T46">const</text:span><text:span text:style-name="T31"> prompt </text:span><text:span text:style-name="T46">=</text:span><text:span text:style-name="T31"> inquirer.</text:span><text:span text:style-name="T39">createPromptModule</text:span><text:span text:style-name="T31">()</text:span></text:p>
            </text:list-item>
          </text:list>
        </text:list-item>
        <text:list-item>
          <text:p text:style-name="P172"><text:span text:style-name="T16">Luego vamos a resolver la promesa que nos entrega esta funcion, y ademas le vamos a pasar por parametro, el tipo de confirmacion que va a ser. Podemos hacer confirmaciones con listas, con passwords o demas pero en este caso solo necesitamos una confirmacion de Y/N.</text:span></text:p>
          <text:p text:style-name="P171"><text:span text:style-name="T48">const</text:span><text:span text:style-name="T53"> answer </text:span><text:span text:style-name="T48">=</text:span><text:span text:style-name="T53"> </text:span><text:span text:style-name="T48">await</text:span><text:span text:style-name="T53"> </text:span><text:span text:style-name="T41">prompt</text:span><text:span text:style-name="T53">([</text:span></text:p>
          <text:p text:style-name="P171"><text:span text:style-name="T52">{</text:span></text:p>
          <text:p text:style-name="P171"><text:span text:style-name="T52">type</text:span><text:span text:style-name="T49">:</text:span><text:span text:style-name="T52"> </text:span><text:span text:style-name="T57">'</text:span><text:span text:style-name="T62">confirm</text:span><text:span text:style-name="T57">'</text:span><text:span text:style-name="T52">,</text:span></text:p>
          <text:p text:style-name="P171"><text:span text:style-name="T52">name</text:span><text:span text:style-name="T49">:</text:span><text:span text:style-name="T52"> </text:span><text:span text:style-name="T57">'</text:span><text:span text:style-name="T62">setup</text:span><text:span text:style-name="T57">'</text:span><text:span text:style-name="T52">,</text:span></text:p>
          <text:p text:style-name="P171"><text:span text:style-name="T52">message</text:span><text:span text:style-name="T49">:</text:span><text:span text:style-name="T52"> </text:span><text:span text:style-name="T57">'</text:span><text:span text:style-name="T62">This will destroy your database, are you sure?</text:span><text:span text:style-name="T57">'</text:span></text:p>
          <text:p text:style-name="P171"><text:span text:style-name="T52">}</text:span></text:p>
        </text:list-item>
        <text:list-item>
          <text:p text:style-name="P172"><text:span text:style-name="T16">Luego evaluamos la respuesta, si esta es falsa, no hara nada, de ser lo contrario este seguira con el flujo del codigo y destruira la base de datos y la configurara de nuevo.</text:span></text:p>
          <text:p text:style-name="P86"><text:soft-page-break/><text:span text:style-name="T46">if</text:span><text:span text:style-name="T31"> (</text:span><text:span text:style-name="T46">!</text:span><text:span text:style-name="T31">answer.setup) </text:span><text:span text:style-name="T46">return</text:span><text:span text:style-name="T31"> </text:span><text:span text:style-name="T68">console</text:span><text:span text:style-name="T31">.</text:span><text:span text:style-name="T70">log</text:span><text:span text:style-name="T31">(</text:span><text:span text:style-name="T58">'</text:span><text:span text:style-name="T63">Nothing happened :)</text:span><text:span text:style-name="T58">'</text:span><text:span text:style-name="T31">)</text:span></text:p>
        </text:list-item>
      </text:list>
      <text:p text:style-name="P173"><text:span text:style-name="T16"/></text:p>
      <text:p text:style-name="P173"><text:span text:style-name="T16"/></text:p>
      <text:p text:style-name="P175"><text:span text:style-name="T16">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span></text:p>
      <text:p text:style-name="P175"><text:span text:style-name="T16"/></text:p>
      <text:p text:style-name="P156"><text:span text:style-name="T21">DB_PASS=’foo’ npm run setup.js</text:span></text:p>
      <text:p text:style-name="P156"><text:span text:style-name="T21"/></text:p>
      <text:list xml:id="list6621799290281625672" text:style-name="L30">
        <text:list-item>
          <text:p text:style-name="P163"><text:span text:style-name="T21">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9">pg_hba.conf</text:span><text:span text:style-name="T21"> y lo vamos a abrir con un editor de texto.</text:span></text:p>
          <text:list>
            <text:list-item>
              <text:p text:style-name="P164"><text:span text:style-name="T22">Lo que tenemos que hacer es cambiar los valores trust por password para que este nos pida password cada vez que nos intentemos logear como un usuario a la base de datos.</text:span></text:p>
            </text:list-item>
          </text:list>
        </text:list-item>
      </text:list>
      <text:p text:style-name="P165"><text:span text:style-name="T22"/></text:p>
      <text:p text:style-name="P165"><text:span text:style-name="T22">Ahora vamos a implementar el modulo de chalk:</text:span></text:p>
      <text:list xml:id="list3080221656990984832" text:style-name="L31">
        <text:list-item>
          <text:p text:style-name="P166"><text:span text:style-name="T21">En lugar de imprimir el error </text:span><text:span text:style-name="T23">tan simple como lo hemos estado haciendo, ahora vamos a cambiarle el codigo por lo siguiente:</text:span></text:p>
        </text:list-item>
        <text:list-item>
          <text:p text:style-name="P87"><text:span text:style-name="T69">console</text:span><text:span text:style-name="T32">.</text:span><text:span text:style-name="T71">error</text:span><text:span text:style-name="T32">(</text:span><text:span text:style-name="T64">`</text:span><text:span text:style-name="T47">${</text:span><text:span text:style-name="T32">chalk.</text:span><text:span text:style-name="T40">red</text:span><text:span text:style-name="T32">(</text:span><text:span text:style-name="T59">'</text:span><text:span text:style-name="T64">[faltal error]</text:span><text:span text:style-name="T59">'</text:span><text:span text:style-name="T32">)</text:span><text:span text:style-name="T47">}</text:span><text:span text:style-name="T64"> </text:span><text:span text:style-name="T47">${</text:span><text:span text:style-name="T32">err</text:span><text:span text:style-name="T64">.</text:span><text:span text:style-name="T32">message</text:span><text:span text:style-name="T47">}</text:span><text:span text:style-name="T64">`</text:span><text:span text:style-name="T32">)</text:span></text:p>
          <text:list>
            <text:list-item>
              <text:p text:style-name="P167"><text:span text:style-name="T21">Le decimos que imprima un mensaje de color rojo que diga fatal error y ademas que contenga el mensaje que nos manda el script.</text:span></text:p>
            </text:list-item>
          </text:list>
        </text:list-item>
      </text:list>
      <text:p text:style-name="P168"><text:span text:style-name="T21"/></text:p>
      <text:p text:style-name="P169"><text:a xlink:type="simple" xlink:href="https://www.npmjs.com/package/inquirer" text:style-name="Internet_20_link" text:visited-style-name="Visited_20_Internet_20_Link"><text:span text:style-name="T21">https://www.npmjs.com/package/inquirer</text:span></text:a></text:p>
      <text:p text:style-name="P169"><text:a xlink:type="simple" xlink:href="https://www.npmjs.com/package/chalk" text:style-name="Internet_20_link" text:visited-style-name="Visited_20_Internet_20_Link"><text:span text:style-name="T21">https://www.npmjs.com/package/chalk</text:span></text:a></text:p>
      <text:p text:style-name="P170"><text:a xlink:type="simple" xlink:href="https://www.npmjs.com/package/debug" text:style-name="Internet_20_link" text:visited-style-name="Visited_20_Internet_20_Link"><text:span text:style-name="T21">https://www.npmjs.com/package/debug</text:span></text:a></text:p>
      <text:p text:style-name="P170"><text:span text:style-name="T21"/></text:p>
      <text:p text:style-name="P170"><text:span text:style-name="T21"/></text:p>
      <text:p text:style-name="P170"><text:span text:style-name="T21"/></text:p>
      <text:p text:style-name="P170"><text:span text:style-name="T21"/></text:p>
      <text:p text:style-name="P170"><text:span text:style-name="T21"/></text:p>
      <text:p text:style-name="P170"><text:span text:style-name="T21"/></text:p>
      <text:p text:style-name="P162"><text:span text:style-name="T5">Introduccion a pruebas unitarias con Ava.js </text:span></text:p>
      <text:p text:style-name="P162"><text:span text:style-name="T5"/></text:p>
      <text:p text:style-name="P141"><text:span text:style-name="T5">Ava.js </text:span><text:span text:style-name="T8">es un test runner que permite definir cada uno de los test de nuestra app y soporta </text:span><text:span text:style-name="T5">ECMAScript 2016</text:span><text:span text:style-name="T8">.</text:span></text:p>
      <text:p text:style-name="P141"><text:span text:style-name="T8"/></text:p>
      <text:p text:style-name="P142"><text:a xlink:type="simple" xlink:href="https://github.com/avajs/ava-docs/tree/master/es_ES" text:style-name="Internet_20_link" text:visited-style-name="Visited_20_Internet_20_Link"><text:span text:style-name="T8">https://github.com/avajs/ava-docs/tree/master/es_ES</text:span></text:a></text:p>
      <text:p text:style-name="P142"><text:span text:style-name="T8"/></text:p>
      <text:p text:style-name="P142"><text:span text:style-name="T8">Aqui tenemos la documentacion de AVA en espaniol para mas facilidad. </text:span></text:p>
      <text:p text:style-name="P142"><text:span text:style-name="T8"/></text:p>
      <text:p text:style-name="P142"><text:span text:style-name="T8">En las siguientes clases iremos creando la API que expondremos a los usuarios para que puedan consumir los datos de la base de datos sin necesidad de que sepan de donde vienen, pero primero vamos a probrar estos como buena practica.</text:span></text:p>
      <text:p text:style-name="P142"><text:span text:style-name="T8"/></text:p>
      <text:p text:style-name="P143"><text:span text:style-name="T8">Vamos a instalar el test-runner de AVA:</text:span></text:p>
      <text:p text:style-name="P143"><text:span text:style-name="T8"/></text:p>
      <text:p text:style-name="P143"><text:span text:style-name="T5">npm install –save-dev ava</text:span></text:p>
      <text:p text:style-name="P143"><text:span text:style-name="T5"/></text:p>
      <text:p text:style-name="P126"><text:span text:style-name="T5"/></text:p>
      <text:p text:style-name="P126"><text:soft-page-break/><text:span text:style-name="T5"/></text:p>
      <text:p text:style-name="P128"><text:span text:style-name="T5">Corremos los test con el comando que vamos a crear en el package.json:</text:span></text:p>
      <text:p text:style-name="P128"><text:span text:style-name="T5"/></text:p>
      <text:p text:style-name="P84"><text:span text:style-name="T74">"</text:span><text:span text:style-name="T66">test</text:span><text:span text:style-name="T74">"</text:span><text:span text:style-name="T45">:</text:span><text:span text:style-name="T5"> </text:span><text:span text:style-name="T56">"</text:span><text:span text:style-name="T61">DEBUG=platziverse:* ava test/ --verbose</text:span><text:span text:style-name="T56">"</text:span></text:p>
      <text:p text:style-name="P145"/>
      <text:p text:style-name="P128"><text:span text:style-name="T5"/></text:p>
      <text:p text:style-name="P127"><text:span text:style-name="T5">Teniendo la documentacion sabemos como crear un test con AVA, ahora miremos una asercion no comun:</text:span></text:p>
      <text:p text:style-name="P127"><text:span text:style-name="T5"/></text:p>
      <text:p text:style-name="P83"><text:span text:style-name="T38">test</text:span><text:span text:style-name="T5">(</text:span><text:span text:style-name="T56">'</text:span><text:span text:style-name="T61">Agent</text:span><text:span text:style-name="T56">'</text:span><text:span text:style-name="T5">, </text:span><text:span text:style-name="T73">t</text:span><text:span text:style-name="T5"> </text:span><text:span text:style-name="T45">=&gt;</text:span><text:span text:style-name="T5"> {</text:span></text:p>
      <text:p text:style-name="P73">t.<text:span text:style-name="T36">truthy</text:span>(db.Agent, <text:span text:style-name="T55">'</text:span><text:span text:style-name="T60">Agent service should exist</text:span><text:span text:style-name="T55">'</text:span>)</text:p>
      <text:p text:style-name="P73">})</text:p>
      <text:p text:style-name="P127"><text:span text:style-name="T5"/></text:p>
      <text:p text:style-name="P127"><text:span text:style-name="T5">Este nos comprueba que el valor que nos devuelve el objeto tiene algo, que no nos devuelva un falcy value. </text:span></text:p>
      <text:p text:style-name="P127"><text:span text:style-name="T5"/></text:p>
      <text:p text:style-name="P127"><text:span text:style-name="T5">Recordemos que usamos HOOKS, que son funciones que podemos ejecutar antes, despues o siempre de una prueba. Estos son unicos de las pruebas. Las usamos para crear conexión a la base de datos de prueba antes de que haga el test AVA.</text:span></text:p>
      <text:p text:style-name="P127"><text:span text:style-name="T5"/></text:p>
      <text:p text:style-name="P127"><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127"><text:span text:style-name="T5"/></text:p>
      <text:p text:style-name="P144"><text:span text:style-name="T5">Npm i –save defaults</text:span></text:p>
      <text:p text:style-name="P127"><text:span text:style-name="T5"/></text:p>
      <text:p text:style-name="P147">Este nos permite setearle a nuestro archivo de configuracion unas configuraciones por default en las cuales nos vamos a conectar a sqlite, tambien vamos a definir un pool de conexiones y demas.</text:p>
      <text:p text:style-name="P147"/>
      <text:p text:style-name="P85">config <text:span text:style-name="T42">=</text:span> <text:span text:style-name="T36">defaults</text:span>(config, {</text:p>
      <text:p text:style-name="P73">dialect<text:span text:style-name="T42">:</text:span> <text:span text:style-name="T55">'</text:span><text:span text:style-name="T60">sqlite</text:span><text:span text:style-name="T55">'</text:span>,</text:p>
      <text:p text:style-name="P73">pool<text:span text:style-name="T42">:</text:span> {</text:p>
      <text:p text:style-name="P73">max<text:span text:style-name="T42">:</text:span> <text:span text:style-name="T54">10</text:span>,</text:p>
      <text:p text:style-name="P73">min<text:span text:style-name="T42">:</text:span> <text:span text:style-name="T54">0</text:span>,</text:p>
      <text:p text:style-name="P73">idle<text:span text:style-name="T42">:</text:span> <text:span text:style-name="T54">10000</text:span></text:p>
      <text:p text:style-name="P73">},</text:p>
      <text:p text:style-name="P73">query<text:span text:style-name="T42">:</text:span> {</text:p>
      <text:p text:style-name="P73">raw<text:span text:style-name="T42">:</text:span> <text:span text:style-name="T54">true</text:span></text:p>
      <text:p text:style-name="P73">}</text:p>
      <text:p text:style-name="P73">})</text:p>
      <text:p text:style-name="P147"/>
      <text:p text:style-name="P148">Luego de esto ya podemos definir nuestra prueba y correr los test. Un aspecto importante es que usamos sqlite para probrar sobre ella. Para instalarla corremos el siguiente comando:</text:p>
      <text:p text:style-name="P148"/>
      <text:p text:style-name="P154">npm i sqlite3 –save-dev</text:p>
      <text:p text:style-name="P154"/>
      <text:p text:style-name="P152">y listo todo deberia estar funcionando. En el siguiente video vamos a ver los mocks and stubs para crear archivos ficticios para poder probrar sobre ellos y no sobre los reales.</text:p>
      <text:p text:style-name="P152"/>
      <text:list xml:id="list6558751666554575069" text:style-name="L23">
        <text:list-header>
          <text:p text:style-name="P174"><text:soft-page-break/><text:span text:style-name="T16"/></text:p>
        </text:list-header>
      </text:list>
      <text:p text:style-name="P134"><text:span text:style-name="T8"/></text:p>
      <text:p text:style-name="P113"/>
      <text:p text:style-name="P62"/>
      <text:p text:style-name="P7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3T23:22:55.885177955</dc:date>
    <meta:editing-duration>PT4H58M2S</meta:editing-duration>
    <meta:editing-cycles>13</meta:editing-cycles>
    <meta:generator>LibreOffice/5.1.6.2$Linux_X86_64 LibreOffice_project/10m0$Build-2</meta:generator>
    <meta:document-statistic meta:table-count="0" meta:image-count="0" meta:object-count="0" meta:page-count="15" meta:paragraph-count="304" meta:word-count="4042" meta:character-count="24498" meta:non-whitespace-character-count="20814"/>
  </office:meta>
</office:document-meta>
</file>